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DocumentGraphics2D.setSVGDimension( float w , floa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DocumentGraphics2D.getDeviceD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Graphics2D.getPDF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Graphics2D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Graphics2D.PDFDocumentGraphics2D( PDFDocumentGraphics2D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DocumentGraphics2D.PDFDocument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DocumentGraphics2D.setupDocument( OutputStream stream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DocumentGraphics2D.get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Graphics2D.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DocumentGraphics2D.nex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Graphics2D.PDFDocumentGraphics2D( boolean textAsShapes , OutputStream stream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DocumentGraphics2D.setupDefaultFont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DocumentGraphics2D.setFontInfo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Graphics2D.setBackgroundColor(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DocumentGraphics2D.PDFDocumentGraphics2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Graphics2D.startPag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DFDocumentGraphics2D.drawString( String s ,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DocumentGraphics2D.preparePaint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DocumentGraphics2D.setDeviceDPI( float deviceD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Graphics2D.closeP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DFDocumentGraphics2D.getPDF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